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orbel" svg:font-family="Corbe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Aktivitet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Sidehoveder_32_for_32_tidsrum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Procentdel_32_fuldf_248_r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ce6" style:family="table-cell" style:parent-style-name="Kontrolelement_32_for_32_fremh_230_vning_32_af_32_tidsrum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Sidehoveder_32_for_32_projekt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Overskrift_32_1" style:data-style-name="N0">
      <style:table-cell-properties style:vertical-align="automatic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e11" style:family="table-cell" style:parent-style-name="Titel" style:data-style-name="N0">
      <style:table-cell-properties style:vertical-align="middle"/>
      <style:text-properties fo:color="#735773" fo:font-size="42pt" style:font-size-asian="42pt" style:font-size-complex="42pt" fo:font-weight="bold" style:font-weight-asian="bold" style:font-weight-complex="bold"/>
    </style:style>
    <style:style style:name="ce12" style:family="table-cell" style:parent-style-name="V_230_rdi_32_for_32_tidsrum" style:data-style-name="N1">
      <style:table-cell-properties fo:border-top="thin solid #D1881B" fo:border-bottom="thin solid #D1881B" fo:border-left="none" fo:border-right="none" style:vertical-align="middle" fo:background-color="#F7DEB9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Forklaring_32_for_32_plan" style:data-style-name="N0">
      <style:table-cell-properties fo:border-top="thin solid #FFFFFF" fo:border-bottom="thick solid #FFFFFF" fo:border-left="thick solid #FFFFFF" fo:border-right="thick solid #FFFFFF" style:vertical-align="automatic" style:cell-protect="protected" style:repeat-content="false"/>
      <style:paragraph-properties fo:text-align="center"/>
    </style:style>
    <style:style style:name="ce14" style:family="table-cell" style:parent-style-name="Forklaring_32_for_32_Faktisk" style:data-style-name="N0">
      <style:table-cell-properties fo:border="thick solid #FFFFFF" style:vertical-align="automatic" style:cell-protect="protected" style:repeat-content="false"/>
      <style:paragraph-properties fo:text-align="center"/>
    </style:style>
    <style:style style:name="ce15" style:family="table-cell" style:parent-style-name="_37__32_fuldf_248_rt" style:data-style-name="N0">
      <style:table-cell-properties fo:border="thick solid #FFFFFF" style:vertical-align="automatic" fo:background-color="#735773" style:cell-protect="protected" style:repeat-content="false"/>
      <style:paragraph-properties fo:text-align="center"/>
    </style:style>
    <style:style style:name="ce16" style:family="table-cell" style:parent-style-name="Forklaring_32_for_32_Faktisk_32__40_ud_32_over_32_plan_41_" style:data-style-name="N0">
      <style:table-cell-properties fo:border="thick solid #FFFFFF" style:vertical-align="automatic" style:cell-protect="protected" style:repeat-content="false"/>
      <style:paragraph-properties fo:text-align="center"/>
    </style:style>
    <style:style style:name="ce17" style:family="table-cell" style:parent-style-name="Forklaring_32_for_32__37__32_fuldf_248_rt_32__40_ud_32_over_32_plan_41_" style:data-style-name="N0">
      <style:table-cell-properties fo:border="thick solid #FFFFFF" style:vertical-align="automatic" fo:background-color="#E9AB51" style:cell-protect="protected" style:repeat-content="false"/>
      <style:paragraph-properties fo:text-align="center"/>
    </style:style>
    <style:style style:name="ce18" style:family="table-cell" style:parent-style-name="Overskrift_32_4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Forklarende_32_tekst" style:data-style-name="N0">
      <style:table-cell-properties style:vertical-align="middle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ce20" style:family="table-cell" style:parent-style-name="Navn" style:data-style-name="N0">
      <style:table-cell-properties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21" style:family="table-cell" style:parent-style-name="Navn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22" style:family="table-cell" style:parent-style-name="Navn" style:data-style-name="N0">
      <style:table-cell-properties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23" style:family="table-cell" style:parent-style-name="Overskrift_32_3" style:data-style-name="N0">
      <style:table-cell-properties fo:border-top="thin solid #D1881B" fo:border-bottom="none" fo:border-left="none" fo:border-right="none"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Overskrift_32_3" style:data-style-name="N0">
      <style:table-cell-properties fo:border-top="none" fo:border-bottom="thin solid #735773" fo:border-left="none" fo:border-right="none"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Navn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6" style:family="table-cell" style:parent-style-name="Navn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7" style:family="table-cell" style:parent-style-name="Navn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8" style:family="table-cell" style:parent-style-name="Navn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Navn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30" style:family="table-cell" style:parent-style-name="Overskrift_32_2" style:data-style-name="N0">
      <style:table-cell-properties style:vertical-align="middle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Overskrift_32_2" style:data-style-name="N0">
      <style:table-cell-properties fo:border-top="none" fo:border-bottom="thin solid #735773" fo:border-left="none" fo:border-right="none" style:vertical-align="middle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Overskrift_32_3" style:data-style-name="N0">
      <style:table-cell-properties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Aktivitet" style:data-style-name="N0">
      <style:table-cell-properties fo:border-top="thin solid #735773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735773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Procentdel_32_fuldf_248_rt" style:data-style-name="N13">
      <style:table-cell-properties fo:border-top="thin solid #735773" fo:border-bottom="thin solid #000000" fo:border-left="none" fo:border-right="none"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6" style:family="table-cell" style:parent-style-name="Aktivite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8" style:family="table-cell" style:parent-style-name="Procentdel_32_fuldf_248_rt" style:data-style-name="N13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9" style:family="table-cell" style:parent-style-name="Aktivite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1" style:family="table-cell" style:parent-style-name="Procentdel_32_fuldf_248_rt" style:data-style-name="N1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42" style:family="table-cell" style:parent-style-name="Aktivite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4" style:family="table-cell" style:parent-style-name="Overskrift_32_3" style:data-style-name="N0">
      <style:table-cell-properties fo:border-top="thin solid #D1881B" fo:border-bottom="thin solid #735773" fo:border-left="none" fo:border-right="none"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Navn" style:data-style-name="N0">
      <style:table-cell-properties fo:border-top="none" fo:border-bottom="none" fo:border-left="thick solid #FFFFFF" fo:border-right="thick solid #FFFFFF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6" style:family="table-cell" style:parent-style-name="Navn" style:data-style-name="N0">
      <style:table-cell-properties fo:border-top="none" fo:border-bottom="none" fo:border-left="thick solid #FFFFFF" fo:border-right="thick solid #FFFFFF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T1" style:family="text" style:parent-style-name="Default">
      <style:text-properties fo:color="#404040" style:text-line-through-style="none" style:font-name="Corbel" style:font-name-asian="Corbel" style:font-name-complex="Corbe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0.687916666666667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9.9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table:tab-color="#735773" style:writing-mode="lr-tb"/>
    </style:style>
    <style:style style:name="ce47" style:family="table-cell" style:parent-style-name="Aktivitet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  <style:map style:condition="of:is-true-formula(TRUE)" style:apply-style-name="cf1" style:base-cell-address="Projektplanlægger.B31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TRUE)" style:apply-style-name="cf1" style:base-cell-address="Projektplanlægger.B31"/>
    </style:style>
    <style:style style:name="ce49" style:family="table-cell" style:parent-style-name="Procentdel_32_fuldf_248_r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  <style:map style:condition="of:is-true-formula(TRUE)" style:apply-style-name="cf1" style:base-cell-address="Projektplanlægger.B31"/>
    </style:style>
    <style:style style:name="ce50" style:family="table-cell">
      <style:map style:condition="of:is-true-formula(TRUE)" style:apply-style-name="cf1" style:base-cell-address="Projektplanlægger.B31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rocentdelFuldført)" style:apply-style-name="cf2" style:base-cell-address="Projektplanlægger.H5"/>
      <style:map style:condition="of:is-true-formula($$ProcentdelFuldførtUdOver)" style:apply-style-name="cf3" style:base-cell-address="Projektplanlægger.H5"/>
      <style:map style:condition="of:is-true-formula($$Faktisk)" style:apply-style-name="cf4" style:base-cell-address="Projektplanlægger.H5"/>
      <style:map style:condition="of:is-true-formula($$FaktiskUdOver)" style:apply-style-name="cf5" style:base-cell-address="Projektplanlægger.H5"/>
      <style:map style:condition="of:is-true-formula($$Plan)" style:apply-style-name="cf6" style:base-cell-address="Projektplanlægger.H5"/>
      <style:map style:condition="of:is-true-formula([.H$4]=$$valgt_tidsrum)" style:apply-style-name="cf7" style:base-cell-address="Projektplanlægger.H5"/>
      <style:map style:condition="of:is-true-formula(MOD(COLUMN();2))" style:apply-style-name="cf8" style:base-cell-address="Projektplanlægger.H5"/>
      <style:map style:condition="of:is-true-formula(MOD(COLUMN();2)=0)" style:apply-style-name="cf9" style:base-cell-address="Projektplanlægger.H5"/>
    </style:style>
    <style:style style:name="ce52" style:family="table-cell">
      <style:map style:condition="of:is-true-formula($$ProcentdelFuldført)" style:apply-style-name="cf2" style:base-cell-address="Projektplanlægger.H5"/>
      <style:map style:condition="of:is-true-formula($$ProcentdelFuldførtUdOver)" style:apply-style-name="cf3" style:base-cell-address="Projektplanlægger.H5"/>
      <style:map style:condition="of:is-true-formula($$Faktisk)" style:apply-style-name="cf4" style:base-cell-address="Projektplanlægger.H5"/>
      <style:map style:condition="of:is-true-formula($$FaktiskUdOver)" style:apply-style-name="cf5" style:base-cell-address="Projektplanlægger.H5"/>
      <style:map style:condition="of:is-true-formula($$Plan)" style:apply-style-name="cf6" style:base-cell-address="Projektplanlægger.H5"/>
      <style:map style:condition="of:is-true-formula([.H$4]=$$valgt_tidsrum)" style:apply-style-name="cf7" style:base-cell-address="Projektplanlægger.H5"/>
      <style:map style:condition="of:is-true-formula(MOD(COLUMN();2))" style:apply-style-name="cf8" style:base-cell-address="Projektplanlægger.H5"/>
      <style:map style:condition="of:is-true-formula(MOD(COLUMN();2)=0)" style:apply-style-name="cf9" style:base-cell-address="Projektplanlægger.H5"/>
    </style:style>
    <style:style style:name="ce53" style:family="table-cell" style:parent-style-name="Sidehoveder_32_for_32_tidsrum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  <style:map style:condition="of:is-true-formula([.H$4]=$$valgt_tidsrum)" style:apply-style-name="cf10" style:base-cell-address="Projektplanlægger.H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Projektplanlæggeren bruger tidsrum som intervaller. Start=1 er tidsrum 1 og varighed=5 betyder, at projektet indeholder 5 tidsrum fra starttidsrummet. Indtast data med start i B5 for at opdatere diagrammet</text:p>
          </table:help-message>
          <table:error-message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>
          <table:help-message table:display="true">
            <text:p>Angiv et tidsrum inden for værdimængden af 1 til 60, eller vælg et tidsrum på listen. Tryk på ALT+PIL NED for at navigere på listen, og tryk derefter på ENTER for at vælge en værdi</text:p>
          </table:help-message>
          <table:error-message table:display="true" table:message-type="warning">
            <text:p>Indtast en værdi fra 1 til 60, eller vælg et tidsrum på listen – tryk på ANNULLER, ALT+PIL NED og derefter på ENTER for at vælge en værdi</text:p>
          </table:error-message>
        </table:content-validation>
        <table:content-validation table:name="val3">
          <table:help-message table:display="true">
            <text:p>Denne forklaringscelle angiver varighed for plan</text:p>
          </table:help-message>
          <table:error-message table:display="true"/>
        </table:content-validation>
        <table:content-validation table:name="val4">
          <table:help-message table:display="true">
            <text:p>Denne forklaringscelle angiver faktisk varighed</text:p>
          </table:help-message>
          <table:error-message table:display="true"/>
        </table:content-validation>
        <table:content-validation table:name="val5">
          <table:help-message table:display="true">
            <text:p>Denne forklaringscelle angiver fuldført procentdel af projekt</text:p>
          </table:help-message>
          <table:error-message table:display="true"/>
        </table:content-validation>
        <table:content-validation table:name="val6">
          <table:help-message table:display="true">
            <text:p>Denne forklaringscelle angiver faktisk varighed ud over plan</text:p>
          </table:help-message>
          <table:error-message table:display="true"/>
        </table:content-validation>
        <table:content-validation table:name="val7">
          <table:help-message table:display="true">
            <text:p>Denne forklaringscelle angiver fuldført procentdel af projekt ud over plan</text:p>
          </table:help-message>
          <table:error-message table:display="true"/>
        </table:content-validation>
        <table:content-validation table:name="val8">
          <table:help-message table:display="true">
            <text:p>Tidsrum vises i diagrammet fra 1 til 60 startende fra celle H4 til celle BO4<text:s/></text:p>
          </table:help-message>
          <table:error-message table:display="true"/>
        </table:content-validation>
        <table:content-validation table:name="val9">
          <table:help-message table:display="true">
            <text:p>Angiv aktivitet i kolonne B startende med celle B5</text:p>
            <text:p/>
          </table:help-message>
          <table:error-message table:display="true"/>
        </table:content-validation>
        <table:content-validation table:name="val10">
          <table:help-message table:display="true">
            <text:p>Angiv tidsrummet for startdato for plan i kolonne C startende med celle C5</text:p>
          </table:help-message>
          <table:error-message table:display="true"/>
        </table:content-validation>
        <table:content-validation table:name="val11">
          <table:help-message table:display="true">
            <text:p>Angiv tidsrummet for varighed for plan i kolonne D startende med celle D5</text:p>
          </table:help-message>
          <table:error-message table:display="true"/>
        </table:content-validation>
        <table:content-validation table:name="val12">
          <table:help-message table:display="true">
            <text:p>Angiv tidsrummet for faktisk startdato i kolonne E startende med celle E5</text:p>
          </table:help-message>
          <table:error-message table:display="true"/>
        </table:content-validation>
        <table:content-validation table:name="val13">
          <table:help-message table:display="true">
            <text:p>Angiv tidsrummet for faktisk varighed i kolonne F startende med celle F5</text:p>
          </table:help-message>
          <table:error-message table:display="true"/>
        </table:content-validation>
        <table:content-validation table:name="val14">
          <table:help-message table:display="true">
            <text:p>Angiv udført procentdel af projektet i kolonne G startende med celle G5</text:p>
          </table:help-message>
          <table:error-message table:display="true"/>
        </table:content-validation>
        <table:content-validation table:name="val15">
          <table:help-message table:display="true">
            <text:p>Projektets titel. Angiv en ny titel i denne celle. Fremhæv et tidsrum i H2. Diagramforklaringen er i J2 til AI2</text:p>
          </table:help-message>
          <table:error-message table:display="true"/>
        </table:content-validation>
        <table:content-validation table:name="val16">
          <table:help-message table:display="true">
            <text:p>Vælg et tidsrum at fremhæve i H2. En diagramforklaring er i J2 til AI2</text:p>
          </table:help-message>
          <table:error-message table:display="true"/>
        </table:content-validation>
      </table:content-validations>
      <table:table table:name="Projektplanlægger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2"/>
        <table:table-column table:style-name="co4" table:default-cell-style-name="ce5"/>
        <table:table-column table:style-name="co5" table:number-columns-repeated="20" table:default-cell-style-name="ce2"/>
        <table:table-column table:style-name="co5" table:number-columns-repeated="16357" table:default-cell-style-name="ce1"/>
        <table:table-row table:style-name="ro1">
          <table:table-cell table:content-validation-name="val1" table:style-name="ce1"/>
          <table:table-cell office:value-type="string" table:content-validation-name="val15" table:style-name="ce11">
            <text:p>Projektplanlægger</text:p>
          </table:table-cell>
          <table:table-cell table:number-columns-repeated="5" table:style-name="ce10"/>
          <table:table-cell table:number-columns-repeated="20" table:style-name="ce2"/>
          <table:table-cell table:number-columns-repeated="16357" table:style-name="ce1"/>
        </table:table-row>
        <table:table-row table:style-name="ro2">
          <table:table-cell/>
          <table:table-cell office:value-type="string" table:content-validation-name="val16" table:style-name="ce19">
            <text:p>Fremhæv et tidsrum til højre. <text:s/>Derpå følger en forklaring af diagrammet.</text:p>
          </table:table-cell>
          <table:table-cell table:content-validation-name="val16" table:style-name="ce19"/>
          <table:table-cell table:content-validation-name="val16" table:style-name="ce19"/>
          <table:table-cell table:content-validation-name="val16" table:style-name="ce19"/>
          <table:table-cell table:content-validation-name="val16" table:style-name="ce19"/>
          <table:table-cell office:value-type="string" table:style-name="ce6">
            <text:p><text:s/>Fremhævning af tidsrum:</text:p>
          </table:table-cell>
          <table:table-cell office:value-type="float" office:value="1" table:content-validation-name="val2" table:style-name="ce12">
            <text:p>1</text:p>
          </table:table-cell>
          <table:table-cell table:style-name="ce2"/>
          <table:table-cell table:content-validation-name="val3" table:style-name="ce13"/>
          <table:table-cell office:value-type="string" table:number-columns-spanned="5" table:number-rows-spanned="1" table:style-name="ce45">
            <text:p>Varighed for plan</text:p>
          </table:table-cell>
          <table:covered-table-cell table:number-columns-repeated="4"/>
          <table:table-cell table:content-validation-name="val4" table:style-name="ce14"/>
          <table:table-cell office:value-type="string" table:number-columns-spanned="5" table:number-rows-spanned="1" table:style-name="ce45">
            <text:p>Faktisk startdato</text:p>
          </table:table-cell>
          <table:covered-table-cell table:number-columns-repeated="4"/>
          <table:table-cell table:content-validation-name="val5" table:style-name="ce15"/>
          <table:table-cell office:value-type="string" table:number-columns-spanned="3" table:number-rows-spanned="1" table:style-name="ce46">
            <text:p><text:span text:style-name="T2">%</text:span><text:s/><text:span text:style-name="T2">fuldført</text:span></text:p>
          </table:table-cell>
          <table:covered-table-cell table:number-columns-repeated="2"/>
          <table:table-cell table:content-validation-name="val6" table:style-name="ce16"/>
          <table:table-cell office:value-type="string" table:number-columns-spanned="6" table:number-rows-spanned="1" table:style-name="ce46">
            <text:p><text:span text:style-name="T2">Faktisk (ud over plan</text:span>)</text:p>
          </table:table-cell>
          <table:covered-table-cell table:number-columns-repeated="5"/>
          <table:table-cell table:content-validation-name="val7" table:style-name="ce17"/>
          <table:table-cell office:value-type="string" table:number-columns-spanned="7" table:number-rows-spanned="1" table:style-name="ce21">
            <text:p><text:span text:style-name="T2">%</text:span><text:s/><text:span text:style-name="T2">fuldført (ud over plan)</text:span></text:p>
          </table:table-cell>
          <table:covered-table-cell table:number-columns-repeated="6"/>
          <table:table-cell table:number-columns-repeated="2" table:style-name="ce20"/>
          <table:table-cell table:number-columns-repeated="16342" table:style-name="ce1"/>
        </table:table-row>
        <table:table-row table:style-name="ro3">
          <table:table-cell table:style-name="ce9"/>
          <table:table-cell office:value-type="string" table:number-columns-spanned="1" table:number-rows-spanned="2" table:content-validation-name="val9" table:style-name="ce31">
            <text:p>AKTIVITET</text:p>
          </table:table-cell>
          <table:table-cell office:value-type="string" table:number-columns-spanned="1" table:number-rows-spanned="2" table:content-validation-name="val10" table:style-name="ce24">
            <text:p>STARTDATO FOR PLAN</text:p>
          </table:table-cell>
          <table:table-cell office:value-type="string" table:number-columns-spanned="1" table:number-rows-spanned="2" table:content-validation-name="val11" table:style-name="ce24">
            <text:p>VARIGHED FOR PLAN</text:p>
          </table:table-cell>
          <table:table-cell office:value-type="string" table:number-columns-spanned="1" table:number-rows-spanned="2" table:content-validation-name="val12" table:style-name="ce24">
            <text:p>FAKTISK STARTDATO</text:p>
          </table:table-cell>
          <table:table-cell office:value-type="string" table:number-columns-spanned="1" table:number-rows-spanned="2" table:content-validation-name="val13" table:style-name="ce24">
            <text:p>FAKTISK VARIGHED</text:p>
          </table:table-cell>
          <table:table-cell office:value-type="string" table:number-columns-spanned="1" table:number-rows-spanned="2" table:content-validation-name="val14" table:style-name="ce44">
            <text:p>PROCENTDEL FULDFØRT</text:p>
          </table:table-cell>
          <table:table-cell office:value-type="string" table:content-validation-name="val8" table:style-name="ce18">
            <text:p>TIDSRUM</text:p>
          </table:table-cell>
          <table:table-cell table:style-name="ce7"/>
          <table:table-cell table:number-columns-repeated="18" table:style-name="ce8"/>
          <table:table-cell table:number-columns-repeated="16357" table:style-name="ce9"/>
        </table:table-row>
        <table:table-row table:style-name="ro4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53">
            <text:p>1</text:p>
          </table:table-cell>
          <table:table-cell office:value-type="float" office:value="2" table:style-name="ce53">
            <text:p>2</text:p>
          </table:table-cell>
          <table:table-cell office:value-type="float" office:value="3" table:style-name="ce53">
            <text:p>3</text:p>
          </table:table-cell>
          <table:table-cell office:value-type="float" office:value="4" table:style-name="ce53">
            <text:p>4</text:p>
          </table:table-cell>
          <table:table-cell office:value-type="float" office:value="5" table:style-name="ce53">
            <text:p>5</text:p>
          </table:table-cell>
          <table:table-cell office:value-type="float" office:value="6" table:style-name="ce53">
            <text:p>6</text:p>
          </table:table-cell>
          <table:table-cell office:value-type="float" office:value="7" table:style-name="ce53">
            <text:p>7</text:p>
          </table:table-cell>
          <table:table-cell office:value-type="float" office:value="8" table:style-name="ce53">
            <text:p>8</text:p>
          </table:table-cell>
          <table:table-cell office:value-type="float" office:value="9" table:style-name="ce53">
            <text:p>9</text:p>
          </table:table-cell>
          <table:table-cell office:value-type="float" office:value="10" table:style-name="ce53">
            <text:p>10</text:p>
          </table:table-cell>
          <table:table-cell office:value-type="float" office:value="11" table:style-name="ce53">
            <text:p>11</text:p>
          </table:table-cell>
          <table:table-cell office:value-type="float" office:value="12" table:style-name="ce53">
            <text:p>12</text:p>
          </table:table-cell>
          <table:table-cell office:value-type="float" office:value="13" table:style-name="ce53">
            <text:p>13</text:p>
          </table:table-cell>
          <table:table-cell office:value-type="float" office:value="14" table:style-name="ce53">
            <text:p>14</text:p>
          </table:table-cell>
          <table:table-cell office:value-type="float" office:value="15" table:style-name="ce53">
            <text:p>15</text:p>
          </table:table-cell>
          <table:table-cell office:value-type="float" office:value="16" table:style-name="ce53">
            <text:p>16</text:p>
          </table:table-cell>
          <table:table-cell office:value-type="float" office:value="17" table:style-name="ce53">
            <text:p>17</text:p>
          </table:table-cell>
          <table:table-cell office:value-type="float" office:value="18" table:style-name="ce53">
            <text:p>18</text:p>
          </table:table-cell>
          <table:table-cell office:value-type="float" office:value="19" table:style-name="ce53">
            <text:p>19</text:p>
          </table:table-cell>
          <table:table-cell office:value-type="float" office:value="20" table:style-name="ce53">
            <text:p>20</text:p>
          </table:table-cell>
          <table:table-cell office:value-type="float" office:value="21" table:style-name="ce53">
            <text:p>21</text:p>
          </table:table-cell>
          <table:table-cell office:value-type="float" office:value="22" table:style-name="ce53">
            <text:p>22</text:p>
          </table:table-cell>
          <table:table-cell office:value-type="float" office:value="23" table:style-name="ce53">
            <text:p>23</text:p>
          </table:table-cell>
          <table:table-cell office:value-type="float" office:value="24" table:style-name="ce53">
            <text:p>24</text:p>
          </table:table-cell>
          <table:table-cell office:value-type="float" office:value="25" table:style-name="ce53">
            <text:p>25</text:p>
          </table:table-cell>
          <table:table-cell office:value-type="float" office:value="26" table:style-name="ce53">
            <text:p>26</text:p>
          </table:table-cell>
          <table:table-cell office:value-type="float" office:value="27" table:style-name="ce53">
            <text:p>27</text:p>
          </table:table-cell>
          <table:table-cell office:value-type="float" office:value="28" table:style-name="ce53">
            <text:p>28</text:p>
          </table:table-cell>
          <table:table-cell office:value-type="float" office:value="29" table:style-name="ce53">
            <text:p>29</text:p>
          </table:table-cell>
          <table:table-cell office:value-type="float" office:value="30" table:style-name="ce53">
            <text:p>30</text:p>
          </table:table-cell>
          <table:table-cell office:value-type="float" office:value="31" table:style-name="ce53">
            <text:p>31</text:p>
          </table:table-cell>
          <table:table-cell office:value-type="float" office:value="32" table:style-name="ce53">
            <text:p>32</text:p>
          </table:table-cell>
          <table:table-cell office:value-type="float" office:value="33" table:style-name="ce53">
            <text:p>33</text:p>
          </table:table-cell>
          <table:table-cell office:value-type="float" office:value="34" table:style-name="ce53">
            <text:p>34</text:p>
          </table:table-cell>
          <table:table-cell office:value-type="float" office:value="35" table:style-name="ce53">
            <text:p>35</text:p>
          </table:table-cell>
          <table:table-cell office:value-type="float" office:value="36" table:style-name="ce53">
            <text:p>36</text:p>
          </table:table-cell>
          <table:table-cell office:value-type="float" office:value="37" table:style-name="ce53">
            <text:p>37</text:p>
          </table:table-cell>
          <table:table-cell office:value-type="float" office:value="38" table:style-name="ce53">
            <text:p>38</text:p>
          </table:table-cell>
          <table:table-cell office:value-type="float" office:value="39" table:style-name="ce53">
            <text:p>39</text:p>
          </table:table-cell>
          <table:table-cell office:value-type="float" office:value="40" table:style-name="ce53">
            <text:p>40</text:p>
          </table:table-cell>
          <table:table-cell office:value-type="float" office:value="41" table:style-name="ce53">
            <text:p>41</text:p>
          </table:table-cell>
          <table:table-cell office:value-type="float" office:value="42" table:style-name="ce53">
            <text:p>42</text:p>
          </table:table-cell>
          <table:table-cell office:value-type="float" office:value="43" table:style-name="ce53">
            <text:p>43</text:p>
          </table:table-cell>
          <table:table-cell office:value-type="float" office:value="44" table:style-name="ce53">
            <text:p>44</text:p>
          </table:table-cell>
          <table:table-cell office:value-type="float" office:value="45" table:style-name="ce53">
            <text:p>45</text:p>
          </table:table-cell>
          <table:table-cell office:value-type="float" office:value="46" table:style-name="ce53">
            <text:p>46</text:p>
          </table:table-cell>
          <table:table-cell office:value-type="float" office:value="47" table:style-name="ce53">
            <text:p>47</text:p>
          </table:table-cell>
          <table:table-cell office:value-type="float" office:value="48" table:style-name="ce53">
            <text:p>48</text:p>
          </table:table-cell>
          <table:table-cell office:value-type="float" office:value="49" table:style-name="ce53">
            <text:p>49</text:p>
          </table:table-cell>
          <table:table-cell office:value-type="float" office:value="50" table:style-name="ce53">
            <text:p>50</text:p>
          </table:table-cell>
          <table:table-cell office:value-type="float" office:value="51" table:style-name="ce53">
            <text:p>51</text:p>
          </table:table-cell>
          <table:table-cell office:value-type="float" office:value="52" table:style-name="ce53">
            <text:p>52</text:p>
          </table:table-cell>
          <table:table-cell office:value-type="float" office:value="53" table:style-name="ce53">
            <text:p>53</text:p>
          </table:table-cell>
          <table:table-cell office:value-type="float" office:value="54" table:style-name="ce53">
            <text:p>54</text:p>
          </table:table-cell>
          <table:table-cell office:value-type="float" office:value="55" table:style-name="ce53">
            <text:p>55</text:p>
          </table:table-cell>
          <table:table-cell office:value-type="float" office:value="56" table:style-name="ce53">
            <text:p>56</text:p>
          </table:table-cell>
          <table:table-cell office:value-type="float" office:value="57" table:style-name="ce53">
            <text:p>57</text:p>
          </table:table-cell>
          <table:table-cell office:value-type="float" office:value="58" table:style-name="ce53">
            <text:p>58</text:p>
          </table:table-cell>
          <table:table-cell office:value-type="float" office:value="59" table:style-name="ce53">
            <text:p>59</text:p>
          </table:table-cell>
          <table:table-cell office:value-type="float" office:value="60" table:style-name="ce53">
            <text:p>60</text:p>
          </table:table-cell>
          <table:table-cell table:number-columns-repeated="16317"/>
        </table:table-row>
        <table:table-row table:style-name="ro5">
          <table:table-cell/>
          <table:table-cell office:value-type="string" table:style-name="ce33">
            <text:p>Processrapport</text:p>
          </table:table-cell>
          <table:table-cell office:value-type="float" office:value="1" table:style-name="ce34">
            <text:p>1</text:p>
          </table:table-cell>
          <table:table-cell office:value-type="float" office:value="23" table:style-name="ce34">
            <text:p>23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percentage" office:value="0.1" table:style-name="ce35">
            <text:p>1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6">
            <text:p>Case beksrivelse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percentage" office:value="1" table:style-name="ce38">
            <text:p>10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6">
            <text:p>Problem fomulering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percentage" office:value="1" table:style-name="ce38">
            <text:p>10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Projektplanlægning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2" table:style-name="ce40">
            <text:p>2</text:p>
          </table:table-cell>
          <table:table-cell office:value-type="percentage" office:value="0.25" table:style-name="ce41">
            <text:p>25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Metoder og teknologi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percentage" office:value="0.75" table:style-name="ce41">
            <text:p>75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Produktrapport referancer<text:s/></text:p>
          </table:table-cell>
          <table:table-cell office:value-type="float" office:value="5" table:style-name="ce40">
            <text:p>5</text:p>
          </table:table-cell>
          <table:table-cell office:value-type="float" office:value="23" table:style-name="ce40">
            <text:p>23</text:p>
          </table:table-cell>
          <table:table-cell office:value-type="float" office:value="5" table:style-name="ce40">
            <text:p>5</text:p>
          </table:table-cell>
          <table:table-cell office:value-type="float" office:value="1" table:style-name="ce40">
            <text:p>1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Realiseret tidsplan</text:p>
          </table:table-cell>
          <table:table-cell office:value-type="float" office:value="1" table:style-name="ce40">
            <text:p>1</text:p>
          </table:table-cell>
          <table:table-cell office:value-type="float" office:value="23" table:style-name="ce40">
            <text:p>23</text:p>
          </table:table-cell>
          <table:table-cell office:value-type="float" office:value="1" table:style-name="ce40">
            <text:p>1</text:p>
          </table:table-cell>
          <table:table-cell office:value-type="float" office:value="23" table:style-name="ce40">
            <text:p>23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42">
            <text:p>Konklusion</text:p>
          </table:table-cell>
          <table:table-cell office:value-type="float" office:value="19" table:style-name="ce40">
            <text:p>19</text:p>
          </table:table-cell>
          <table:table-cell office:value-type="float" office:value="4" table:style-name="ce40">
            <text:p>4</text:p>
          </table:table-cell>
          <table:table-cell office:value-type="float" office:value="19" table:style-name="ce40">
            <text:p>19</text:p>
          </table:table-cell>
          <table:table-cell table:style-name="ce40"/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Dagbog</text:p>
          </table:table-cell>
          <table:table-cell office:value-type="float" office:value="1" table:style-name="ce40">
            <text:p>1</text:p>
          </table:table-cell>
          <table:table-cell office:value-type="float" office:value="23" table:style-name="ce40">
            <text:p>23</text:p>
          </table:table-cell>
          <table:table-cell office:value-type="float" office:value="1" table:style-name="ce40">
            <text:p>1</text:p>
          </table:table-cell>
          <table:table-cell office:value-type="float" office:value="23" table:style-name="ce40">
            <text:p>23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Produktrapport</text:p>
          </table:table-cell>
          <table:table-cell office:value-type="float" office:value="5" table:style-name="ce40">
            <text:p>5</text:p>
          </table:table-cell>
          <table:table-cell office:value-type="float" office:value="19" table:style-name="ce40">
            <text:p>19</text:p>
          </table:table-cell>
          <table:table-cell office:value-type="float" office:value="5" table:style-name="ce40">
            <text:p>5</text:p>
          </table:table-cell>
          <table:table-cell office:value-type="float" office:value="19" table:style-name="ce40">
            <text:p>19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Kravspecification</text:p>
          </table:table-cell>
          <table:table-cell office:value-type="float" office:value="1" table:style-name="ce43">
            <text:p>1</text:p>
          </table:table-cell>
          <table:table-cell office:value-type="float" office:value="5" table:style-name="ce40">
            <text:p>5</text:p>
          </table:table-cell>
          <table:table-cell office:value-type="float" office:value="1" table:style-name="ce40">
            <text:p>1</text:p>
          </table:table-cell>
          <table:table-cell office:value-type="float" office:value="5" table:style-name="ce40">
            <text:p>5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6">
            <text:p>Testspecification</text:p>
          </table:table-cell>
          <table:table-cell office:value-type="float" office:value="3" table:style-name="ce37">
            <text:p>3</text:p>
          </table:table-cell>
          <table:table-cell office:value-type="float" office:value="7" table:style-name="ce37">
            <text:p>7</text:p>
          </table:table-cell>
          <table:table-cell office:value-type="float" office:value="3" table:style-name="ce37">
            <text:p>3</text:p>
          </table:table-cell>
          <table:table-cell office:value-type="float" office:value="7" table:style-name="ce37">
            <text:p>7</text:p>
          </table:table-cell>
          <table:table-cell office:value-type="percentage" office:value="0" table:style-name="ce38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Produkt</text:p>
          </table:table-cell>
          <table:table-cell office:value-type="float" office:value="2" table:style-name="ce40">
            <text:p>2</text:p>
          </table:table-cell>
          <table:table-cell office:value-type="float" office:value="28" table:style-name="ce40">
            <text:p>28</text:p>
          </table:table-cell>
          <table:table-cell office:value-type="float" office:value="2" table:style-name="ce40">
            <text:p>2</text:p>
          </table:table-cell>
          <table:table-cell office:value-type="float" office:value="28" table:style-name="ce40">
            <text:p>28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Frontend</text:p>
          </table:table-cell>
          <table:table-cell office:value-type="float" office:value="5" table:style-name="ce40">
            <text:p>5</text:p>
          </table:table-cell>
          <table:table-cell office:value-type="float" office:value="28" table:style-name="ce40">
            <text:p>28</text:p>
          </table:table-cell>
          <table:table-cell office:value-type="float" office:value="5" table:style-name="ce40">
            <text:p>5</text:p>
          </table:table-cell>
          <table:table-cell office:value-type="float" office:value="28" table:style-name="ce40">
            <text:p>28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Bagend</text:p>
          </table:table-cell>
          <table:table-cell office:value-type="float" office:value="2" table:style-name="ce40">
            <text:p>2</text:p>
          </table:table-cell>
          <table:table-cell office:value-type="float" office:value="28" table:style-name="ce40">
            <text:p>28</text:p>
          </table:table-cell>
          <table:table-cell office:value-type="float" office:value="2" table:style-name="ce40">
            <text:p>2</text:p>
          </table:table-cell>
          <table:table-cell office:value-type="float" office:value="28" table:style-name="ce40">
            <text:p>28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Server</text:p>
          </table:table-cell>
          <table:table-cell office:value-type="float" office:value="2" table:style-name="ce40">
            <text:p>2</text:p>
          </table:table-cell>
          <table:table-cell office:value-type="float" office:value="28" table:style-name="ce40">
            <text:p>28</text:p>
          </table:table-cell>
          <table:table-cell office:value-type="float" office:value="2" table:style-name="ce40">
            <text:p>2</text:p>
          </table:table-cell>
          <table:table-cell office:value-type="float" office:value="28" table:style-name="ce40">
            <text:p>28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19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2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2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22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23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24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25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style-name="ro5">
          <table:table-cell/>
          <table:table-cell office:value-type="string" table:style-name="ce39">
            <text:p>Aktivitet 26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percentage" office:value="0" table:style-name="ce41">
            <text:p>0%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number-columns-repeated="1631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/>
          <table:table-cell table:style-name="ce47"/>
          <table:table-cell table:style-name="ce48"/>
          <table:table-cell table:style-name="ce48"/>
          <table:table-cell table:style-name="ce48"/>
          <table:table-cell table:style-name="ce48"/>
          <table:table-cell table:style-name="ce49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number-columns-repeated="16317"/>
        </table:table-row>
        <table:table-row table:number-rows-repeated="1048545" table:style-name="ro5">
          <table:table-cell table:number-columns-repeated="16384"/>
        </table:table-row>
        <table:named-expressions>
          <table:named-range table:name="Print_Titles" table:cell-range-address="Projektplanlægger.$A$3:Projektplanlægger.$XFD$4" table:base-cell-address="Projektplanlægger.$A$1"/>
        </table:named-expressions>
      </table:table>
      <table:named-expressions>
        <table:named-expression table:name="Faktisk" table:expression="of:=($$TidsrumIFaktisk*([Projektplanlægger.$E1]&gt;0))*$$TidsrumIPlan" table:base-cell-address="Projektplanlægger.$A$1"/>
        <table:named-expression table:name="FaktiskUdOver" table:expression="of:=$$TidsrumIFaktisk*([Projektplanlægger.$E1]&gt;0)" table:base-cell-address="Projektplanlægger.$A$1"/>
        <table:named-expression table:name="Plan" table:expression="of:=$$TidsrumIPlan*([Projektplanlægger.$C1]&gt;0)" table:base-cell-address="Projektplanlægger.$A$1"/>
        <table:named-expression table:name="ProcentdelFuldført" table:expression="of:=$$ProcentdelFuldførtUdOver*$$TidsrumIPlan" table:base-cell-address="Projektplanlægger.$A$1"/>
        <table:named-expression table:name="ProcentdelFuldførtUdOver" table:expression="of:=([Projektplanlægger.A$4]=MEDIAN([Projektplanlægger.A$4];[Projektplanlægger.$E1];[Projektplanlægger.$E1]+[Projektplanlægger.$F1])*([Projektplanlægger.$E1]&gt;0))*(([Projektplanlægger.A$4]&lt;(INT([Projektplanlægger.$E1]+[Projektplanlægger.$F1]*[Projektplanlægger.$G1])))+([Projektplanlægger.A$4]=[Projektplanlægger.$E1]))*([Projektplanlægger.$G1]&gt;0)" table:base-cell-address="Projektplanlægger.$A$1"/>
        <table:named-expression table:name="TidsrumIFaktisk" table:expression="of:=[Projektplanlægger.A$4]=MEDIAN([Projektplanlægger.A$4];[Projektplanlægger.$E1];[Projektplanlægger.$E1]+[Projektplanlægger.$F1]-1)" table:base-cell-address="Projektplanlægger.$A$1"/>
        <table:named-expression table:name="TidsrumIPlan" table:expression="of:=[Projektplanlægger.A$4]=MEDIAN([Projektplanlægger.A$4];[Projektplanlægger.$C1];[Projektplanlægger.$C1]+[Projektplanlægger.$D1]-1)" table:base-cell-address="Projektplanlægger.$A$1"/>
        <table:named-range table:name="Titelområde..BO60" table:cell-range-address="Projektplanlægger.$B$3:Projektplanlægger.$B$4" table:base-cell-address="Projektplanlægger.$A$1"/>
        <table:named-range table:name="valgt_tidsrum" table:cell-range-address="Projektplanlægger.$H$2" table:base-cell-address="Projektplanlægg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orbel" svg:font-family="Corbe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37__32_fuldf_248_rt" style:display-name="% fuldført" style:family="table-cell" style:data-style-name="N0">
      <style:table-cell-properties fo:border="thick solid #FFFFFF" fo:background-color="#735773"/>
    </style:style>
    <style:style style:name="Aktivitet" style:family="table-cell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Forklarende_32_tekst" style:display-name="Forklarende tekst" style:family="table-cell" style:data-style-name="N0">
      <style:table-cell-properties style:vertical-align="middle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Forklaring_32_for_32__37__32_fuldf_248_rt_32__40_ud_32_over_32_plan_41_" style:display-name="Forklaring for % fuldført (ud over plan)" style:family="table-cell" style:data-style-name="N0">
      <style:table-cell-properties fo:border="thick solid #FFFFFF" fo:background-color="#E9AB51"/>
    </style:style>
    <style:style style:name="Forklaring_32_for_32_Faktisk" style:display-name="Forklaring for Faktisk" style:family="table-cell" style:data-style-name="N0">
      <style:table-cell-properties fo:border="thick solid #FFFFFF"/>
    </style:style>
    <style:style style:name="Forklaring_32_for_32_Faktisk_32__40_ud_32_over_32_plan_41_" style:display-name="Forklaring for Faktisk (ud over plan)" style:family="table-cell" style:data-style-name="N0">
      <style:table-cell-properties fo:border="thick solid #FFFFFF"/>
    </style:style>
    <style:style style:name="Forklaring_32_for_32_plan" style:display-name="Forklaring for plan" style:family="table-cell" style:data-style-name="N0">
      <style:table-cell-properties fo:border-top="thin solid #FFFFFF" fo:border-bottom="thick solid #FFFFFF" fo:border-left="thick solid #FFFFFF" fo:border-right="thick solid #FFFFFF"/>
    </style:style>
    <style:style style:name="Kontrolelement_32_for_32_fremh_230_vning_32_af_32_tidsrum" style:display-name="Kontrolelement for fremhævning af tidsrum" style:family="table-cel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Navn" style:family="table-cel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Default" style:family="table-cell" style:data-style-name="N0">
      <style:table-cell-properties style:vertical-align="middle" style:repeat-content="false"/>
      <style:paragraph-properties fo:text-align="center"/>
      <style:text-properties fo:color="#404040" style:font-name="Corbel" style:font-name-asian="Corbel" style:font-name-complex="Corbel" fo:font-size="11pt" style:font-size-asian="11pt" style:font-size-complex="11pt"/>
    </style:style>
    <style:style style:name="Overskrift_32_1" style:display-name="Overskrift 1" style:family="table-cell" style:data-style-name="N0">
      <style:text-properties fo:color="#735773" fo:font-size="42pt" style:font-size-asian="42pt" style:font-size-complex="42pt" fo:font-weight="bold" style:font-weight-asian="bold" style:font-weight-complex="bold"/>
    </style:style>
    <style:style style:name="Overskrift_32_2" style:display-name="Overskrift 2" style:family="table-cell" style:data-style-name="N0">
      <style:table-cell-properties style:vertical-align="middle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Overskrift_32_3" style:display-name="Overskrift 3" style:family="table-cell" style:data-style-name="N0">
      <style:table-cell-properties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Overskrift_32_4" style:display-name="Overskrift 4" style:family="table-cell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Procentdel_32_fuldf_248_rt" style:display-name="Procentdel fuldført" style:family="table-cell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Sidehoveder_32_for_32_projekt" style:display-name="Sidehoveder for projekt" style:family="table-cell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Sidehoveder_32_for_32_tidsrum" style:display-name="Sidehoveder for tidsrum" style:family="table-cell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itel" style:family="table-cell" style:data-style-name="N0">
      <style:table-cell-properties style:vertical-align="middle"/>
      <style:text-properties fo:color="#735773" fo:font-size="42pt" style:font-size-asian="42pt" style:font-size-complex="42pt" fo:font-weight="bold" style:font-weight-asian="bold" style:font-weight-complex="bold"/>
    </style:style>
    <style:style style:name="V_230_rdi_32_for_32_tidsrum" style:display-name="Værdi for tidsrum" style:family="table-cell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cf1" style:family="table-cell">
      <style:table-cell-properties fo:border-top="thin solid #735773"/>
    </style:style>
    <style:style style:name="cf2" style:family="table-cell">
      <style:table-cell-properties fo:border-bottom="thin solid #FFFFFF" fo:background-color="#735773"/>
    </style:style>
    <style:style style:name="cf3" style:family="table-cell">
      <style:table-cell-properties fo:border-bottom="thin solid #FFFFFF" fo:background-color="#E9AB51"/>
    </style:style>
    <style:style style:name="cf4" style:family="table-cell">
      <style:table-cell-properties fo:border-bottom="thin solid #FFFFFF"/>
    </style:style>
    <style:style style:name="cf5" style:family="table-cell">
      <style:table-cell-properties fo:border-bottom="thin solid #FFFFFF"/>
    </style:style>
    <style:style style:name="cf6" style:family="table-cell">
      <style:table-cell-properties fo:border-bottom="thin solid #FFFFFF"/>
    </style:style>
    <style:style style:name="cf7" style:family="table-cell">
      <style:table-cell-properties fo:border-bottom="thin solid #F7DEB9" fo:border-left="thin solid #D1881B" fo:border-right="thin solid #D1881B" fo:background-color="#F7DEB9"/>
    </style:style>
    <style:style style:name="cf8" style:family="table-cell">
      <style:table-cell-properties fo:border-bottom="thin solid #FFFFFF" fo:background-color="#F2F2F2"/>
    </style:style>
    <style:style style:name="cf9" style:family="table-cell">
      <style:table-cell-properties fo:border-bottom="thin solid #FFFFFF" fo:background-color="#FFFFFF"/>
    </style:style>
    <style:style style:name="cf10" style:family="table-cell">
      <style:table-cell-properties fo:border-bottom="thin solid #735773" fo:border-left="thin solid #D1881B" fo:border-right="thin solid #D1881B" fo:background-color="#F7DEB9"/>
    </style:style>
    <style:default-style style:family="graphic">
      <style:graphic-properties draw:fill="solid" draw:fill-color="#17618f" draw:opacity="100%" draw:stroke="solid" svg:stroke-width="0.02778in" svg:stroke-color="#0e4568" svg:stroke-opacity="100%" svg:stroke-linecap="butt"/>
    </style:default-style>
  </office:styles>
  <office:automatic-styles>
    <style:page-layout style:name="pm1">
      <style:page-layout-properties fo:margin-top="0.3in" fo:margin-bottom="0.3in" fo:margin-left="0.45in" fo:margin-right="0.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2in" fo:margin-left="0.45in" fo:margin-right="0.45in" fo:margin-bottom="0in"/>
      </style:header-style>
      <style:footer-style>
        <style:header-footer-properties fo:min-height="0.2in" fo:margin-left="0.45in" fo:margin-r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title/>
    <meta:initial-creator/>
    <dc:creator/>
    <meta:creation-date>2021-12-27T22:07:09Z</meta:creation-date>
    <dc:date>2023-04-12T21:27:05Z</dc:date>
    <meta:template xlink:href="TM02887601" xlink:type="simple"/>
  </office:meta>
</office:document-meta>
</file>